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ser generators</text:h>
      <text:p text:style-name="P1"/>
      <text:h text:style-name="Heading_20_3" text:outline-level="3">Jacc</text:h>
      <text:p text:style-name="P1">Yacc-style parser generator. Yacc was ones used during a lecture at the compilerconstruction course at the University of Amsterdam. I didn't like it, since I remember it was way out of my comfort-zone. No eclipse plugin.</text:p>
      <text:p text:style-name="P1"/>
      <text:h text:style-name="Heading_20_3" text:outline-level="3">Cup</text:h>
      <text:p text:style-name="P1">Unclear website. Plugin for eclipse has version 0.1.8. doesn't seem to be actively developed.</text:p>
      <text:p text:style-name="P1"/>
      <text:h text:style-name="Heading_20_3" text:outline-level="3">Rats!</text:h>
      <text:p text:style-name="P1">Part of XCT.</text:p>
      <text:p text:style-name="P1">From their site:</text:p>
      <text:p text:style-name="P1">a parser generator supporting modular syntax and declarative AST specifications. </text:p>
      <text:p text:style-name="P1">Grammars for C with common gcc extensions and Java, versions 1.4 and 1.5. </text:p>
      <text:p text:style-name="P1">SuperC, a tool for preprocessing and parsing C across all conditionals. </text:p>
      <text:p text:style-name="P1">Support for statically and dynamically typed ASTs and traversing them with dynamically dispatched visitors. </text:p>
      <text:p text:style-name="P1">Support for generating parse trees that can be processed with the same visitors as the corresponding ASTs. </text:p>
      <text:p text:style-name="P1">Support for programming language types and type checking C and Java programs. </text:p>
      <text:p text:style-name="P1">Support for concrete syntax, i.e., the ability to create AST fragments with source code instead of programmatically building them. </text:p>
      <text:p text:style-name="P1">Jeannie, which nests Java and C statements and expressions within each other to simplify multi-lingual programming. </text:p>
      <text:p text:style-name="P1">Blink, a portable debugger for both C and Java. </text:p>
      <text:p text:style-name="P1">Jinn, a dynamic bug detector for the Java Native Interface.</text:p>
      <text:p text:style-name="P1"/>
      <text:h text:style-name="Heading_20_3" text:outline-level="3">ANTLR</text:h>
      <text:p text:style-name="P1">Uses EBNF. Has a variety of target languages. Uses the more intuitive to understand LL algorithm. Googling for “parser generator” gives ANTLR as first parser generator in the top3 of the resulting list. Also has an Eclipse plugin, which is freely available.</text:p>
      <text:p text:style-name="P1">From Wikipedia:</text:p>
      <text:p text:style-name="P1">While ANTLR itself is free, however, the documentation necessary to use it is not. The ANTLR manual is a commercial book, The Definitive ANTLR Reference. Free documentation is limited to a handful of tutorials, code examples, and very basic API listings.</text:p>
      <text:p text:style-name="P1"/>
      <text:h text:style-name="Heading_20_3" text:outline-level="3">JavaCC</text:h>
      <text:p text:style-name="P1">Fast, Eclipse headless plugin. Does have Look-Ahead specifications. Uses EBNF like grammar syntax. Intuitive LL algorithm. According to their own website, it's the most popular parser generator used by <text:soft-page-break/>Java developers.</text:p>
      <text:p text:style-name="P1"/>
      <text:h text:style-name="Heading_20_3" text:outline-level="3">SableCC</text:h>
      <text:p text:style-name="P1">Doesn't have an Eclipse Plugin.</text:p>
      <text:p text:style-name="P1">From Wikipedia:</text:p>
      <text:p text:style-name="P1">Deterministic finite automaton (DFA)-based lexers with full Unicode support and lexical states.</text:p>
      <text:p text:style-name="P1">Extended Backus-Naur Form grammar syntax. (Supports the *, ? and + operators).</text:p>
      <text:p text:style-name="P1">LALR(1) based parsers.</text:p>
      <text:p text:style-name="P1">Automatic generation of strictly-typed abstract syntax trees.</text:p>
      <text:p text:style-name="P1">Automatic generation of tree-walker classes.</text:p>
      <text:p text:style-name="P1"/>
      <text:h text:style-name="Heading_20_3" text:outline-level="3">Jlex</text:h>
      <text:p text:style-name="P1">Lexical analyzer generator, written in Java. Has Java as target language. Does not <text:s/>have a parser generator, but Cup can be used. Since I found the website of cup unclear, I immidiatly diliked this one.</text:p>
      <text:p text:style-name="P1"/>
      <text:h text:style-name="Heading_20_3" text:outline-level="3">Cup2</text:h>
      <text:p text:style-name="P1">Cup implementation, but also supports LR(0) and LR(1) syntax grammar classes, besides the LALR(1) used by Cup. Doesn't use EBNF, but uses annotated Java source-code to define grammar.</text:p>
      <text:p text:style-name="P1"/>
      <text:h text:style-name="Heading_20_2" text:outline-level="2">My Choice</text:h>
      <text:p text:style-name="P1">Because I intend to use Eclipse to do my development in, having a good eclipse plugin is scoring very high on my pickup list. This kind of leaves Cup, ANTLR and JavaCC in the race, where all the other fall behind. Since the eclipse plugin for CUP seems very poor, that leaves ANTLR and JavaCC. ANTLR has much more target languages then JavaCC has and also seems to be the most widely used compiler-compiler of all. On the other hand, Wikipedia states that ANTLR documentation is commercially available and I prefer not to spend any money on this. Another thing is that JavaCC seems a more light-weight. Since our Fighter Decsription Language is not that complex I rather choose the light-weight option, inspired by the following post on stackoverflow:</text:p>
      <text:p text:style-name="P1">“<text:span text:style-name="T1">ANTLR is more fully featured: it is a much more out the box compiler compiler - lexing, parsing, AST, tree transformations and code generation. </text:span></text:p>
      <text:p text:style-name="P2">For JavaCC, it is much more a Parser generator than a compiler compiler. AST support is provided through another lib called JJTree. </text:p>
      <text:p text:style-name="P2">From my personal experience, you can do a lot more things with ANTLR, including passing parameter between rules and through all the sub-rules, which helps a lot while making a complex parser, like the parser for C#. Also, the rule re-writing is a classic too. It helps you to format your ideal AST easily. </text:p>
      <text:p text:style-name="P1"><text:span text:style-name="T1">However, it's really heavy. For a simple project, you probably will never use these functionalities. Javacc is cooler for it</text:span>.”</text:p>
      <text:p text:style-name="P1">My pick of the day is JavaCC :)</text:p>
      <text:p text:style-name="P1"/>
      <text:p text:style-name="P1">I just got the complete ANTLR reference pdf from a classmate. This might influence my decision, since I now have a complete reference for ANTLR at my disposal.</text:p>
      <text:p text:style-name="P1"/>
      <text:h text:style-name="Heading_20_2" text:outline-level="2"><text:soft-page-break/>sources</text:h>
      <text:p text:style-name="P1"><text:a xlink:type="simple" xlink:href="http://www.bearcave.com/software/antlr/antlr_expr.html">http://www.bearcave.com/software/antlr/antlr_expr.html</text:a></text:p>
      <text:p text:style-name="P1"><text:a xlink:type="simple" xlink:href="http://www.wikipedia.com/">http://www.wikipedia.com</text:a></text:p>
      <text:p text:style-name="P1"><text:a xlink:type="simple" xlink:href="http://www2.in.tum.de/~petter/cup2/">http://www2.in.tum.de/~petter/cup2/</text:a></text:p>
      <text:p text:style-name="P1"><text:a xlink:type="simple" xlink:href="http://www.engr.mun.ca/~theo/JavaCC-FAQ/javacc-faq-moz.htm">http://www.engr.mun.ca/~theo/JavaCC-FAQ/javacc-faq-moz.htm</text:a></text:p>
      <text:p text:style-name="P1"><text:a xlink:type="simple" xlink:href="http://www.engr.mun.ca/~theo/JavaCC-Tutorial/">http://www.engr.mun.ca/~theo/JavaCC-Tutorial/</text:a></text:p>
      <text:p text:style-name="P1"><text:a xlink:type="simple" xlink:href="http://www.comp.nus.edu.sg/~sethhetu/rooms/Tutorials/EclipseAndSableCC.html">http://www.comp.nus.edu.sg/~sethhetu/rooms/Tutorials/EclipseAndSableCC.html</text:a></text:p>
      <text:p text:style-name="P1"><text:a xlink:type="simple" xlink:href="http://eclipse-javacc.sourceforge.net/">http://eclipse-javacc.sourceforge.net/</text:a></text:p>
      <text:p text:style-name="P1"><text:a xlink:type="simple" xlink:href="http://lists.sablecc.org/pipermail/sablecc-user/msg00463.html">http://lists.sablecc.org/pipermail/sablecc-user/msg00463.html</text:a></text:p>
      <text:p text:style-name="P1"><text:a xlink:type="simple" xlink:href="http://www.antlr.org/why.html">http://www.antlr.org/why.html</text:a></text:p>
      <text:p text:style-name="P1"><text:a xlink:type="simple" xlink:href="http://javacc.java.net/">http://javacc.java.net/</text:a></text:p>
      <text:p text:style-name="P1"><text:a xlink:type="simple" xlink:href="http://en.wikipedia.org/wiki/Extended_Backus–Naur_Form">http://en.wikipedia.org/wiki/Extended_Backus%E2%80%93Naur_Form</text:a></text:p>
      <text:p text:style-name="P1"><text:a xlink:type="simple" xlink:href="http://www.cs.princeton.edu/~appel/modern/java/JLex/">http://www.cs.princeton.edu/~appel/modern/java/JLex/</text:a></text:p>
      <text:p text:style-name="P1"><text:a xlink:type="simple" xlink:href="http://www2.cs.tum.edu/projects/cup/">http://www2.cs.tum.edu/projects/cup/</text:a></text:p>
      <text:p text:style-name="P1"><text:a xlink:type="simple" xlink:href="http://web.cecs.pdx.edu/~mpj/jacc/">http://web.cecs.pdx.edu/~mpj/jacc/</text:a></text:p>
      <text:p text:style-name="P1"><text:a xlink:type="simple" xlink:href="http://cup-lex-eclipse.sourceforge.net/">http://cup-lex-eclipse.sourceforge.net/</text:a></text:p>
      <text:p text:style-name="P1"><text:a xlink:type="simple" xlink:href="http://stackoverflow.com/questions/382211/whats-better-antlr-or-javacc">http://stackoverflow.com/questions/382211/whats-better-antlr-or-javacc</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wan </meta:initial-creator>
    <meta:creation-date>2012-01-10T17:23:37</meta:creation-date>
    <dc:date>2012-01-17T11:23:31</dc:date>
    <dc:creator>iwan </dc:creator>
    <meta:editing-duration>PT01H25M27S</meta:editing-duration>
    <meta:editing-cycles>13</meta:editing-cycles>
    <meta:generator>OpenOffice.org/3.2$Unix OpenOffice.org_project/320m12$Build-9483</meta:generator>
    <meta:document-statistic meta:table-count="0" meta:image-count="0" meta:object-count="0" meta:page-count="3" meta:paragraph-count="61" meta:word-count="728" meta:character-count="5146"/>
  </office:meta>
</office:document-meta>
</file>